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llyServiceImpl.runScript( String url , Map params , XMLOutput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ellyServiceImpl.runScript( String url , Map params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llyServiceImpl.runNamedScript( String name , Map params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llyServiceImpl.runNamedScript( String name , Map params , XMLOutput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ellyServiceImpl.configure( Configuration confi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ellyServiceImpl.runScript( String url ,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ServiceImpl.createXML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ServiceImpl.JellyServic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ServiceImpl.runNamedScript( String name ,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ServiceImpl.createJell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